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2025-03-04 2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9008" calcext:value-type="float">
            <text:p>36.25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2024-03-19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998" calcext:value-type="float">
            <text:p>36.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2023-03-28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2022-03-14 2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2021-03-18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2020-03-24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4208" calcext:value-type="float">
            <text:p>35.95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2019-03-27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8268" calcext:value-type="float">
            <text:p>36.6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2018-03-14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2017-03-22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2016-03-17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0168" calcext:value-type="float">
            <text:p>36.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2015-03-20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2014-03-13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636" calcext:value-type="float">
            <text:p>35.6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2013-03-14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2012-03-2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2011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2010-03-17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2009-03-17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968" calcext:value-type="float">
            <text:p>35.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2008-03-25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2007-03-14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7616" calcext:value-type="float">
            <text:p>35.0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2006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9056" calcext:value-type="float">
            <text:p>35.1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2005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3496" calcext:value-type="float">
            <text:p>36.3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2003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0848" calcext:value-type="float">
            <text:p>39.5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2002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2001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868" calcext:value-type="float">
            <text:p>35.1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2000-03-21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1999-03-11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4824" calcext:value-type="float">
            <text:p>34.0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1998-03-10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1997-03-07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7952" calcext:value-type="float">
            <text:p>34.6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1996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3048" calcext:value-type="float">
            <text:p>34.2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1995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532" calcext:value-type="float">
            <text:p>34.9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1994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1993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1992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1991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1990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8248" calcext:value-type="float">
            <text:p>33.9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198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198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198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1989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1989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1989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1989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7896" calcext:value-type="float">
            <text:p>33.4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198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1989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1988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198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1988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1988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1988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824" calcext:value-type="float">
            <text:p>32.1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1988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1988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1988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1988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198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1987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1987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1987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1987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924" calcext:value-type="float">
            <text:p>32.0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1987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1958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21648" calcext:value-type="float">
            <text:p>34.5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1958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6696" calcext:value-type="float">
            <text:p>35.28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195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1624" calcext:value-type="float">
            <text:p>35.09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1957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1248" calcext:value-type="float">
            <text:p>35.1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1957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6488" calcext:value-type="float">
            <text:p>35.1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1957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4296" calcext:value-type="float">
            <text:p>35.1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195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1832" calcext:value-type="float">
            <text:p>35.23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1957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195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195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1432" calcext:value-type="float">
            <text:p>35.8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195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1957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7424" calcext:value-type="float">
            <text:p>35.7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195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195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3416" calcext:value-type="float">
            <text:p>35.71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1957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1224" calcext:value-type="float">
            <text:p>35.7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195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1956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9784" calcext:value-type="float">
            <text:p>35.6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1956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340112073201</text:p>
          </table:table-cell>
          <table:table-cell office:value-type="string" calcext:value-type="string">
            <text:p>(C-24- 3)10bcc- 1</text:p>
          </table:table-cell>
          <table:table-cell office:value-type="string" calcext:value-type="string">
            <text:p>1956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4712" calcext:value-type="float">
            <text:p>35.4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10" meta:object-count="0"/>
    <meta:user-defined meta:name="AppVersion">3.0</meta:user-defined>
  </office:meta>
</office:document-meta>
</file>